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1c4d" officeooo:paragraph-rsid="001b1c4d" style:font-size-asian="20pt" style:font-size-complex="20pt"/>
    </style:style>
    <style:style style:name="P2" style:family="paragraph" style:parent-style-name="Standard">
      <style:text-properties fo:color="#127622" loext:opacity="100%" fo:font-size="20pt" officeooo:rsid="001b1c4d" officeooo:paragraph-rsid="001b1c4d" style:font-size-asian="20pt" style:font-size-complex="20pt"/>
    </style:style>
    <style:style style:name="P3" style:family="paragraph" style:parent-style-name="Standard">
      <style:text-properties fo:color="#f10d0c" loext:opacity="100%" fo:font-size="20pt" officeooo:rsid="001b1c4d" officeooo:paragraph-rsid="001b1c4d" style:font-size-asian="20pt" style:font-size-complex="20pt"/>
    </style:style>
    <style:style style:name="P4" style:family="paragraph" style:parent-style-name="Standard">
      <style:text-properties fo:color="#ed4c05" loext:opacity="100%" fo:font-size="20pt" officeooo:rsid="001b1c4d" officeooo:paragraph-rsid="001b1c4d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bc6e3"/>
    </style:style>
    <style:style style:name="T4" style:family="text">
      <style:text-properties fo:color="#acb20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:</text:p>
      <text:p text:style-name="P1"/>
      <text:p text:style-name="P3">Q1. Which field of the customers table is the primery key?</text:p>
      <text:p text:style-name="P3"/>
      <text:p text:style-name="P1"><text:span text:style-name="T4">Answer::</text:span> <text:s text:c="2"/>CNUM.</text:p>
      <text:p text:style-name="P1"/>
      <text:p text:style-name="P4">Q2. What is the 4<text:span text:style-name="T1">th</text:span> column of the customers table?</text:p>
      <text:p text:style-name="P4"><text:s/></text:p>
      <text:p text:style-name="P1"><text:span text:style-name="T4">Answer::</text:span> <text:s text:c="2"/>Rating.</text:p>
      <text:p text:style-name="P1"/>
      <text:p text:style-name="P4">Q3. What is the another word for row? For column?</text:p>
      <text:p text:style-name="P4"><text:s text:c="3"/></text:p>
      <text:p text:style-name="P1"><text:span text:style-name="T4">Answer:: </text:span><text:s text:c="2"/>Row = Tuple, Entity.</text:p>
      <text:p text:style-name="P1">Column = Atribute.</text:p>
      <text:p text:style-name="P1"/>
      <text:p text:style-name="P4">Q4. Why isn’t it possible to see the first five rows of a table? </text:p>
      <text:p text:style-name="P1"/>
      <text:p text:style-name="P1"><text:span text:style-name="T4">Answer::</text:span> <text:s text:c="2"/>We can’t see the rows in sequential manner because rows g<text:span text:style-name="T3">e</text:span>t stored <text:span text:style-name="T3">randomly on harddisk , wherever space is avaliable, in order to maximise the data entry r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9:09.151526545</meta:creation-date>
    <dc:date>2023-09-11T15:23:49.153415647</dc:date>
    <meta:editing-duration>PT2M59S</meta:editing-duration>
    <meta:editing-cycles>1</meta:editing-cycles>
    <meta:document-statistic meta:table-count="0" meta:image-count="0" meta:object-count="0" meta:page-count="1" meta:paragraph-count="12" meta:word-count="88" meta:character-count="493" meta:non-whitespace-character-count="402"/>
    <meta:generator>LibreOffice/7.3.5.2$Linux_X86_64 LibreOffice_project/30$Build-2</meta:generator>
  </office:meta>
</office:document-meta>
</file>